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text-properties officeooo:rsid="001f4a64" officeooo:paragraph-rsid="001f4a64"/>
    </style:style>
    <style:style style:name="P2" style:family="paragraph" style:parent-style-name="Standard">
      <style:text-properties officeooo:rsid="001f4a64" officeooo:paragraph-rsid="001f4a64"/>
    </style:style>
    <style:style style:name="P3" style:family="paragraph" style:parent-style-name="Standard">
      <style:text-properties officeooo:paragraph-rsid="001f4a64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f4a64"/>
    </style:style>
    <style:style style:name="T2" style:family="text">
      <style:text-properties fo:font-size="14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645191185154_43"/>Foro Unidade 3 - Ferramentas de Accesibilidade</text:h>
      <text:p text:style-name="Standard"/>
      <text:p text:style-name="Standard"/>
      <text:p text:style-name="Standard"/>
      <text:p text:style-name="Standard">por <text:a xlink:type="simple" xlink:href="http://avn.iesallerulloa.es/user/view.php?id=421&amp;course=317" text:style-name="Internet_20_link" text:visited-style-name="Visited_20_Internet_20_Link">Miguel de Tena Vázquez</text:a> - Thursday, 27 de January de 2022, 12:30 </text:p>
      <text:p text:style-name="Standard"/>
      <text:section text:style-name="Sect1" text:name="yui_3_17_2_1_1645191345668_26">
        <text:section text:style-name="Sect1" text:name="yui_3_17_2_1_1645191345668_25">
          <text:section text:style-name="Sect1" text:name="post-content-1446">
            <text:p text:style-name="Text_20_body">Para trabajar más rápido es mejor que en vez de usar awardspace + un validador de páginas cualquiera se use la combinación de vscode con la extensión "live server" </text:p>
            <text:p text:style-name="Text_20_body">más la extensión de navegador <text:a xlink:type="simple" xlink:href="https://wave.webaim.org/" text:style-name="Internet_20_link" text:visited-style-name="Visited_20_Internet_20_Link">Wave Web Accessibility.</text:a></text:p>
            <text:section text:style-name="Sect1" text:name="yui_3_17_2_1_1645191687066_26">
              <text:section text:style-name="Sect1" text:name="yui_3_17_2_1_1645191687066_25">
                <text:section text:style-name="Sect1" text:name="post-content-1424">
                  <text:h text:style-name="Heading_20_3" text:outline-level="3"><text:a xlink:type="simple" xlink:href="https://www.forapp.org/" text:style-name="Internet_20_link" text:visited-style-name="Visited_20_Internet_20_Link">www.forapp.org</text:a> <text:span text:style-name="Emphasis">by SCE</text:span></text:h>
                  <text:h text:style-name="Heading_20_3" text:outline-level="3"><text:a xlink:type="simple" xlink:href="https://www.alumnionlineservices.com/php-scripts/wp-ada-compliance-check/" text:style-name="Internet_20_link" text:visited-style-name="Visited_20_Internet_20_Link">WP ADA Compliance Check Plugin for Wordpress</text:a> <text:span text:style-name="Emphasis">by AlumniOnline Web Services</text:span></text:h>
                  <text:h text:style-name="Heading_20_3" text:outline-level="3"><text:a xlink:type="simple" xlink:href="https://whocanuse.com/" text:style-name="Internet_20_link" text:visited-style-name="Visited_20_Internet_20_Link">WhoCanUse</text:a> <text:span text:style-name="Emphasis">by Corey Ginnivan</text:span></text:h>
                </text:section>
              </text:section>
            </text:section>
            <text:p text:style-name="Text_20_body"/>
          </text:section>
        </text:section>
      </text:section>
      <text:p text:style-name="P2"/>
      <text:h text:style-name="P1" text:outline-level="3"/>
      <text:p text:style-name="P4">por <text:a xlink:type="simple" xlink:href="http://avn.iesallerulloa.es/user/view.php?id=424&amp;course=317" text:style-name="Internet_20_link" text:visited-style-name="Visited_20_Internet_20_Link">Pablo David Rodríguez Jácome</text:a> - Thursday, 13 de January de 2022, 12:49 </text:p>
      <text:section text:style-name="Sect1" text:name="post-content-1427">
        <text:p text:style-name="Text_20_body">1. <text:a xlink:type="simple" xlink:href="https://www.giacomo.page/en/colorwheel/wheel.php" text:style-name="Internet_20_link" text:visited-style-name="Visited_20_Internet_20_Link">Accessibility color wheel</text:a> <text:span text:style-name="Emphasis">by Giacomo Mazzocato</text:span> https://www.giacomo.page/en/colorwheel/wheel.php</text:p>
        <text:p text:style-name="Text_20_body">2. A11yWatch by A11yWatch LLC https://a11ywatch.com/</text:p>
        <text:p text:style-name="Text_20_body">3. <text:a xlink:type="simple" xlink:href="https://www.accessibilitychecker.org/" text:style-name="Internet_20_link" text:visited-style-name="Visited_20_Internet_20_Link">Accessibility Checker</text:a> <text:span text:style-name="Emphasis">by Intent Based</text:span> https://www.accessibilitychecker.org/</text:p>
      </text:section>
      <text:section text:style-name="Sect1" text:name="yui_3_17_2_1_1645191439806_28">
        <text:section text:style-name="Sect1" text:name="yui_3_17_2_1_1645191439806_27">
          <text:section text:style-name="Sect1" text:name="yui_3_17_2_1_1645191439806_26">
            <text:section text:style-name="Sect1" text:name="yui_3_17_2_1_1645191439806_25">
              <text:section text:style-name="Sect1" text:name="post-content-1432">
                <text:p text:style-name="P4">4. Fundação para a Ciência e a Tecnologia, IP https://accessmonitor.acessibilidade.gov.pt/</text:p>
                <text:p text:style-name="P4"> </text:p>
                <text:p text:style-name="P4">5. <text:span text:style-name="Emphasis">EXPERTE.com</text:span> https://www.experte.com/accessibility</text:p>
                <text:p text:style-name="P4"> </text:p>
                <text:p text:style-name="P4">6. <text:span text:style-name="Emphasis">Aditus</text:span> https://www.aditus.io/button-contrast-checker/</text:p>
              </text:section>
            </text:section>
          </text:section>
        </text:section>
      </text:section>
      <text:p text:style-name="P2"/>
      <text:p text:style-name="P2"/>
      <text:p text:style-name="P3"/>
      <text:p text:style-name="P4">por <text:a xlink:type="simple" xlink:href="http://avn.iesallerulloa.es/user/view.php?id=538&amp;course=317" text:style-name="Internet_20_link" text:visited-style-name="Visited_20_Internet_20_Link">Pablo Crespo Poceiro</text:a> - Friday, 14 de January de 2022, 10:17 </text:p>
      <text:p text:style-name="P4"/>
      <text:section text:style-name="Sect1" text:name="yui_3_17_2_1_1645191499177_26">
        <text:section text:style-name="Sect1" text:name="yui_3_17_2_1_1645191499177_25">
          <text:section text:style-name="Sect1" text:name="post-content-1430">
            <text:list xml:id="list3552992865" text:style-name="L1">
              <text:list-item>
                <text:p text:style-name="P5">ACHECKS by Cantan Group </text:p>
              </text:list-item>
              <text:list-item>
                <text:p text:style-name="P5">ACCESIBLE BRAND COLORS by Use All FIve </text:p>
              </text:list-item>
              <text:list-item>
                <text:p text:style-name="P6">POLYPANE by Polypane B.V. </text:p>
              </text:list-item>
            </text:list>
          </text:section>
        </text:section>
      </text:section>
      <text:p text:style-name="P2"/>
      <text:p text:style-name="P2"/>
      <text:p text:style-name="P4"/>
      <text:p text:style-name="P4"/>
      <text:p text:style-name="P4"/>
      <text:p text:style-name="P4"><text:soft-page-break/>por <text:a xlink:type="simple" xlink:href="http://avn.iesallerulloa.es/user/view.php?id=418&amp;course=317" text:style-name="Internet_20_link" text:visited-style-name="Visited_20_Internet_20_Link">Uxía Blanco Iglesias</text:a> - Friday, 14 de January de 2022, 09:52 </text:p>
      <text:section text:style-name="Sect1" text:name="yui_3_17_2_1_1645191533391_26">
        <text:p text:style-name="P4"/>
        <text:section text:style-name="Sect1" text:name="yui_3_17_2_1_1645191533391_25">
          <text:section text:style-name="Sect1" text:name="post-content-1429">
            <text:p text:style-name="Text_20_body">1. <text:a xlink:type="simple" xlink:href="http://accessibility-bookmarklets.org/" text:style-name="Internet_20_link" text:visited-style-name="Visited_20_Internet_20_Link">Accessibility Bookmarklets</text:a> <text:span text:style-name="Emphasis">by University of Illinois and Pixo</text:span></text:p>
            <text:p text:style-name="Text_20_body">2. <text:a xlink:type="simple" xlink:href="https://accessibilityinsights.io/docs/en/web/overview" text:style-name="Internet_20_link" text:visited-style-name="Visited_20_Internet_20_Link">Accessibility Insights for Web</text:a> <text:span text:style-name="Emphasis">by Microsoft</text:span></text:p>
            <text:p text:style-name="Text_20_body">3. <text:a xlink:type="simple" xlink:href="https://userway.org/scanner" text:style-name="Internet_20_link" text:visited-style-name="Visited_20_Internet_20_Link">Accessibility Scanning &amp; Monitoring</text:a> <text:span text:style-name="Emphasis">by UserWay</text:span></text:p>
          </text:section>
        </text:section>
      </text:section>
      <text:p text:style-name="P2"/>
      <text:p text:style-name="P2"/>
      <text:p text:style-name="P2">por <text:a xlink:type="simple" xlink:href="http://avn.iesallerulloa.es/user/view.php?id=423&amp;course=317" text:style-name="Internet_20_link" text:visited-style-name="Visited_20_Internet_20_Link">Adrián Pájaro Rodríguez</text:a> - Thursday, 13 de January de 2022, 13:16 </text:p>
      <text:p text:style-name="Standard"/>
      <text:section text:style-name="Sect1" text:name="yui_3_17_2_1_1645191564736_26">
        <text:section text:style-name="Sect1" text:name="yui_3_17_2_1_1645191564736_25">
          <text:section text:style-name="Sect1" text:name="post-content-1428">
            <text:p text:style-name="Text_20_body"><text:span text:style-name="T2">1.</text:span> <text:span text:style-name="T2">Contrast Checker (Website)</text:span></text:p>
            <text:p text:style-name="Text_20_body"><text:span text:style-name="T2">2. Free axe Browser Extension: Chrome</text:span></text:p>
            <text:p text:style-name="Text_20_body">3. Online-Utility.org Document Readability Test Tool</text:p>
          </text:section>
        </text:section>
      </text:section>
      <text:p text:style-name="P2"/>
      <text:p text:style-name="P2"/>
      <text:p text:style-name="P4">por <text:a xlink:type="simple" xlink:href="http://avn.iesallerulloa.es/user/view.php?id=422&amp;course=317" text:style-name="Internet_20_link" text:visited-style-name="Visited_20_Internet_20_Link">Ricardo Fraga Méndez</text:a> - Thursday, 13 de January de 2022, 12:47 </text:p>
      <text:section text:style-name="Sect1" text:name="yui_3_17_2_1_1645191640863_26">
        <text:section text:style-name="Sect1" text:name="yui_3_17_2_1_1645191640863_25">
          <text:section text:style-name="Sect1" text:name="post-content-1425">
            <text:h text:style-name="Heading_20_3" text:outline-level="3"><text:s/><text:a xlink:type="simple" xlink:href="https://www.user1st.com/check1st" text:style-name="Internet_20_link" text:visited-style-name="Visited_20_Internet_20_Link">uTester</text:a> <text:span text:style-name="Emphasis">by User1st</text:span></text:h>
            <text:p text:style-name="Text_20_body"><text:span text:style-name="Emphasis"> </text:span><text:a xlink:type="simple" xlink:href="https://www.totalvalidator.com/" text:style-name="Internet_20_link" text:visited-style-name="Visited_20_Internet_20_Link">Total Validator</text:a> <text:span text:style-name="Emphasis">by Total Validator</text:span></text:p>
            <text:p text:style-name="Text_20_body"><text:span text:style-name="Emphasis"> </text:span><text:a xlink:type="simple" xlink:href="https://siteimprove.com/en/accessibility/" text:style-name="Internet_20_link" text:visited-style-name="Visited_20_Internet_20_Link">Siteimprove Intelligence Platform</text:a> <text:span text:style-name="Emphasis">by Siteimprove</text:span></text:p>
          </text:section>
        </text:section>
      </text:section>
      <text:p text:style-name="P2"/>
      <text:p text:style-name="P2"/>
      <text:p text:style-name="P3"><text:span text:style-name="T1">por </text:span><text:a xlink:type="simple" xlink:href="http://avn.iesallerulloa.es/user/view.php?id=63&amp;course=317" text:style-name="Internet_20_link" text:visited-style-name="Visited_20_Internet_20_Link"><text:span text:style-name="T1">Mateo Minetti Dobarro</text:span></text:a><text:span text:style-name="T1"> - Thursday, 13 de January de 2022, 12:39 </text:span><text:s/></text:p>
      <text:p text:style-name="P3"/>
      <text:section text:style-name="Sect1" text:name="yui_3_17_2_1_1645191737293_26">
        <text:section text:style-name="Sect1" text:name="yui_3_17_2_1_1645191737293_25">
          <text:section text:style-name="Sect1" text:name="post-content-1423">
            <text:list xml:id="list641053020" text:style-name="L2">
              <text:list-item>
                <text:p text:style-name="P8">AChecker.  </text:p>
              </text:list-item>
              <text:list-item>
                <text:p text:style-name="P8">Color Oracle.  </text:p>
              </text:list-item>
              <text:list-item>
                <text:p text:style-name="P7">Photosensitive Epilepsy Analysis Tool </text:p>
              </text:list-item>
            </text:list>
          </text:section>
        </text:section>
      </text:section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8T14:33:32.014789774</meta:creation-date>
    <dc:date>2022-02-18T14:43:27.687001280</dc:date>
    <meta:editing-duration>PT9M56S</meta:editing-duration>
    <meta:editing-cycles>1</meta:editing-cycles>
    <meta:document-statistic meta:table-count="0" meta:image-count="0" meta:object-count="0" meta:page-count="2" meta:paragraph-count="36" meta:word-count="265" meta:character-count="1830" meta:non-whitespace-character-count="1583"/>
    <meta:generator>LibreOffice/7.2.4.1$MacOSX_AARCH64 LibreOffice_project/27d75539669ac387bb498e35313b970b7fe9c4f9</meta:generator>
  </office:meta>
</office:document-meta>
</file>